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9ed5" officeooo:paragraph-rsid="00079ed5"/>
    </style:style>
    <style:style style:name="P2" style:family="paragraph">
      <style:paragraph-properties fo:text-align="center"/>
    </style:style>
    <style:style style:name="P3" style:family="paragraph">
      <loext:graphic-properties draw:fill-color="#ffffa6"/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gr1" style:family="graphic">
      <style:graphic-properties draw:fill-color="#ffffa6" draw:textarea-horizontal-align="justify" draw:textarea-vertical-align="middle" draw:auto-grow-height="false" fo:min-height="2.0209in" fo:min-width="8.1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 1" draw:style-name="gr1" draw:text-style-name="P3" svg:width="8.198in" svg:height="2.0213in" svg:x="-0.6264in" svg:y="0.2654in"><text:p text:style-name="P2"><text:span text:style-name="T1">SCHOOL KALOLSAVAM <text:s/>2017</text:span></text:p><text:p text:style-name="P2"><text:span text:style-name="T1">2016 November 5</text:span></text:p><text:p text:style-name="P2"><text:span text:style-name="T1">GHS ALAPUZHA</text:span></text:p><draw:enhanced-geometry svg:viewBox="0 0 21600 21600" draw:type="rectangle" draw:enhanced-path="M 0 0 L 21600 0 21600 21600 0 21600 0 0 Z N"/></draw:custom-shape><text:s text:c="29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NAME<text:tab/><text:tab/>:</text:p>
      <text:p text:style-name="P1">CLASS<text:tab/>:</text:p>
      <text:p text:style-name="P1">ITEM<text:tab/><text:tab/>:</text:p>
      <text:p text:style-name="P1"><text:tab/><text:tab/>:</text:p>
      <text:p text:style-name="P1"><text:tab/><text:tab/>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5T14:16:44.541000000</meta:creation-date>
    <dc:date>2022-04-25T14:20:53.083000000</dc:date>
    <meta:editing-duration>PT4M8S</meta:editing-duration>
    <meta:editing-cycles>1</meta:editing-cycles>
    <meta:document-statistic meta:table-count="0" meta:image-count="0" meta:object-count="0" meta:page-count="1" meta:paragraph-count="6" meta:word-count="8" meta:character-count="56" meta:non-whitespace-character-count="18"/>
    <meta:generator>LibreOffice/7.2.5.2$Windows_X86_64 LibreOffice_project/499f9727c189e6ef3471021d6132d4c694f357e5</meta:generator>
  </office:meta>
</office:document-meta>
</file>